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2010000010700000028B42E07113B6416F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Montserrat" svg:font-family="Montserrat"/>
    <style:font-face style:name="Montserrat Black1" svg:font-family="'Montserrat Black'"/>
    <style:font-face style:name="Liberation Mono" svg:font-family="'Liberation Mono', 'DejaVu Sans Mono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Montserrat Black" svg:font-family="'Montserrat Black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a866ff" draw:stroke-linejoin="round" svg:stroke-linecap="butt" draw:fill="solid" draw:fill-color="#a866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vertical-align="middle" draw:auto-grow-height="false" draw:fit-to-size="false" style:shrink-to-fit="false" fo:min-height="2.11cm" fo:min-width="5.727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0cm" fo:min-width="1.74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0cm" fo:min-width="1.46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1.126cm" fo:min-width="0.725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1.099cm" fo:min-width="1.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1.113cm" fo:min-width="0.5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0.933cm" fo:min-width="1.7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0cm" fo:min-width="2.938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vertical-align="middle" draw:auto-grow-height="false" draw:fit-to-size="false" style:shrink-to-fit="false" fo:min-height="0.771cm" fo:min-width="1.472cm" fo:padding-top="0.254cm" fo:padding-bottom="0.254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vertical-align="middle" draw:auto-grow-height="false" draw:fit-to-size="false" style:shrink-to-fit="false" fo:min-height="0.742cm" fo:min-width="1.506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0cm" fo:min-width="1.7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0.75cm" fo:min-width="1.3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0.533cm" fo:min-width="0.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0.75cm" fo:min-width="0.9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vertical-align="middle" draw:auto-grow-height="false" draw:fit-to-size="false" style:shrink-to-fit="false" fo:min-height="1.51cm" fo:min-width="3.527cm" fo:padding-top="0.254cm" fo:padding-bottom="0.254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vertical-align="middle" draw:auto-grow-height="false" draw:fit-to-size="false" style:shrink-to-fit="false" fo:min-height="1.51cm" fo:min-width="3.327cm" fo:padding-top="0.254cm" fo:padding-bottom="0.254cm" fo:padding-left="0.254cm" fo:padding-right="0.254cm" fo:wrap-option="wrap"/>
      <style:paragraph-properties style:writing-mode="lr-tb"/>
    </style:style>
    <style:style style:name="gr25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1.15cm" fo:min-width="0.425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8" style:family="graphic" style:parent-style-name="standard">
      <style:graphic-properties draw:stroke="dash" draw:stroke-dash="Dashed_20__28_var_29__20_1" svg:stroke-width="0.026cm" svg:stroke-color="#595959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BIG_5f_NUMB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BIG_5f_NUMB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.356cm" style:use-optimal-column-width="false"/>
    </style:style>
    <style:style style:name="co2" style:family="table-column">
      <style:table-column-properties style:column-width="2.378cm" style:use-optimal-column-width="false"/>
    </style:style>
    <style:style style:name="co3" style:family="table-column">
      <style:table-column-properties style:column-width="2.379cm" style:use-optimal-column-width="false"/>
    </style:style>
    <style:style style:name="co4" style:family="table-column">
      <style:table-column-properties style:column-width="2.402cm" style:use-optimal-column-width="false"/>
    </style:style>
    <style:style style:name="co5" style:family="table-column">
      <style:table-column-properties style:column-width="2.403cm" style:use-optimal-column-width="false"/>
    </style:style>
    <style:style style:name="co6" style:family="table-column">
      <style:table-column-properties style:column-width="2.149cm" style:use-optimal-column-width="false"/>
    </style:style>
    <style:style style:name="co7" style:family="table-column">
      <style:table-column-properties style:column-width="2.152cm" style:use-optimal-column-width="false"/>
    </style:style>
    <style:style style:name="co8" style:family="table-column">
      <style:table-column-properties style:column-width="1.999cm" style:use-optimal-column-width="false"/>
    </style:style>
    <style:style style:name="co9" style:family="table-column">
      <style:table-column-properties style:column-width="2.001cm" style:use-optimal-column-width="false"/>
    </style:style>
    <style:style style:name="ro1" style:family="table-row">
      <style:table-row-properties style:row-height="1.269cm" style:use-optimal-row-height="false"/>
    </style:style>
    <style:style style:name="ro2" style:family="table-row">
      <style:table-row-properties style:row-height="1.811cm" style:use-optimal-row-height="false"/>
    </style:style>
    <style:style style:name="ro3" style:family="table-row">
      <style:table-row-properties style:row-height="1.874cm" style:use-optimal-row-height="false"/>
    </style:style>
    <style:style style:name="ro4" style:family="table-row">
      <style:table-row-properties style:row-height="1.875cm" style:use-optimal-row-height="false"/>
    </style:style>
    <style:style style:name="ro5" style:family="table-row">
      <style:table-row-properties style:row-height="1.702cm" style:use-optimal-row-height="false"/>
    </style:style>
    <style:style style:name="ro6" style:family="table-row">
      <style:table-row-properties style:row-height="2.103cm" style:use-optimal-row-height="false"/>
    </style:style>
    <style:style style:name="ro7" style:family="table-row">
      <style:table-row-properties style:row-height="1.704cm" style:use-optimal-row-height="false"/>
    </style:style>
    <style:style style:name="ro8" style:family="table-row">
      <style:table-row-properties style:row-height="1.549cm" style:use-optimal-row-height="false"/>
    </style:style>
    <style:style style:name="ro9" style:family="table-row">
      <style:table-row-properties style:row-height="1.552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  <style:text-properties fo:font-size="14pt" style:font-size-asian="14pt" style:font-size-complex="14pt"/>
    </style:style>
    <style:style style:name="P1" style:family="paragraph">
      <loext:graphic-properties draw:fill="solid" draw:fill-color="#a866ff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0" style:family="paragraph">
      <style:paragraph-properties fo:text-align="start"/>
      <style:text-properties fo:font-size="14pt"/>
    </style:style>
    <style:style style:name="P11" style:family="paragraph">
      <style:paragraph-properties fo:text-align="center"/>
      <style:text-properties fo:font-size="14pt"/>
    </style:style>
    <style:style style:name="P12" style:family="paragraph">
      <loext:graphic-properties draw:fill="solid" draw:fill-color="#eeeeee"/>
      <style:paragraph-properties fo:text-align="center" style:font-independent-line-spacing="true"/>
      <style:text-properties fo:font-size="14pt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a866ff" style:text-line-through-style="none" style:text-line-through-type="none" style:text-position="0% 100%" style:font-name="Montserrat" fo:font-size="72pt" fo:letter-spacing="normal" fo:language="pt" fo:country="BR" fo:font-style="normal" style:text-underline-style="none" fo:font-weight="bold" style:font-name-asian="Montserrat" style:font-size-asian="72pt" style:font-style-asian="normal" style:font-weight-asian="bold" style:font-name-complex="Montserrat" style:font-size-complex="7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language="pt" fo:country="BR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48pt" fo:letter-spacing="normal" fo:language="pt" fo:country="BR" fo:font-style="normal" style:text-underline-style="none" fo:font-weight="bold" style:font-name-asian="Montserrat" style:font-size-asian="48pt" style:font-style-asian="normal" style:font-weight-asian="bold" style:font-name-complex="Montserrat" style:font-size-complex="48pt" style:font-style-complex="normal" style:font-weight-complex="bold"/>
    </style:style>
    <style:style style:name="T4" style:family="text">
      <style:text-properties fo:font-variant="normal" fo:text-transform="none" fo:color="#a866ff" style:text-line-through-style="none" style:text-line-through-type="none" style:text-position="0% 100%" style:font-name="Montserrat" fo:font-size="16pt" fo:letter-spacing="normal" fo:language="pt" fo:country="BR" fo:font-style="normal" style:text-underline-style="none" fo:font-weight="bold" style:font-name-asian="Montserrat" style:font-size-asian="16pt" style:font-style-asian="normal" style:font-weight-asian="bold" style:font-name-complex="Montserrat" style:font-size-complex="16pt" style:font-style-complex="normal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fo:color="#162319" style:text-line-through-style="none" style:text-line-through-type="none" style:text-position="0% 100%" style:font-name="Montserrat Black1" fo:font-size="40pt" fo:letter-spacing="normal" fo:language="pt" fo:country="BR" fo:font-style="normal" style:text-underline-style="none" fo:font-weight="normal" style:font-name-asian="Montserrat Black1" style:font-size-asian="40pt" style:font-style-asian="normal" style:font-weight-asian="normal" style:font-name-complex="Montserrat Black1" style:font-size-complex="40pt" style:font-style-complex="normal" style:font-weight-complex="normal"/>
    </style:style>
    <style:style style:name="T7" style:family="text">
      <style:text-properties fo:font-variant="normal" fo:text-transform="none" fo:color="#a866ff" style:text-line-through-style="none" style:text-line-through-type="none" style:text-position="0% 100%" style:font-name="Montserrat Black1" fo:font-size="20pt" fo:letter-spacing="normal" fo:language="pt" fo:country="BR" fo:font-style="normal" style:text-underline-style="none" fo:font-weight="normal" style:font-name-asian="Montserrat Black1" style:font-size-asian="20pt" style:font-style-asian="normal" style:font-weight-asian="normal" style:font-name-complex="Montserrat Black1" style:font-size-complex="20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Montserrat" fo:font-size="18pt" fo:letter-spacing="normal" fo:language="pt" fo:country="BR" fo:font-style="normal" style:text-underline-style="none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9" style:family="text">
      <style:text-properties fo:font-variant="normal" fo:text-transform="none" fo:color="#a866ff" style:text-line-through-style="none" style:text-line-through-type="none" style:text-position="0% 100%" style:font-name="Montserrat" fo:font-size="18pt" fo:letter-spacing="normal" fo:language="pt" fo:country="BR" fo:font-style="normal" style:text-underline-style="none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Montserrat" fo:font-size="18pt" fo:letter-spacing="normal" fo:language="pt" fo:country="BR" fo:font-style="normal" style:text-underline-style="solid" style:text-underline-width="auto" style:text-underline-color="font-color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★">
        <style:list-level-properties text:space-before="0.318cm" text:min-label-width="0.952cm"/>
        <style:text-properties style:font-name="Montserrat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ANCO DE&#10;DADOS" draw:style-name="dp1" draw:master-page-name="BIG_5f_NUMBER">
        <draw:custom-shape draw:name="Google Shape;54;p13" draw:style-name="gr1" draw:text-style-name="P1" draw:layer="layout" svg:width="12.576cm" svg:height="15.132cm" svg:x="-0.089cm" svg:y="-0.84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presentation:style-name="pr1" draw:text-style-name="P3" draw:layer="layout" svg:width="12.576cm" svg:height="5.453cm" svg:x="12.624cm" svg:y="6.251cm" presentation:class="title" presentation:user-transformed="true">
          <draw:text-box>
            <text:p text:style-name="P2"><text:span text:style-name="T1">BANCO DE</text:span><text:span text:style-name="T1"><text:line-break/></text:span><text:span text:style-name="T1">DADOS</text:span></text:p>
          </draw:text-box>
        </draw:frame>
        <draw:frame draw:name="Google Shape;56;p13" presentation:style-name="pr2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2"><text:page-number>&lt;número&gt;</text:page-number></text:span></text:p>
          </draw:text-box>
        </draw:frame>
        <draw:frame draw:name="Google Shape;57;p13" draw:style-name="gr2" draw:text-style-name="P6" draw:layer="layout" svg:width="4.985cm" svg:height="0.757cm" svg:x="0.845cm" svg:y="13.288cm">
          <draw:image xlink:href="Pictures/100002010000010700000028B42E07113B6416FE.png" xlink:type="simple" xlink:show="embed" xlink:actuate="onLoad" loext:mime-type="image/png">
            <text:p/>
          </draw:image>
        </draw:frame>
        <draw:custom-shape draw:name="Google Shape;58;p13" draw:style-name="gr3" draw:text-style-name="P7" draw:layer="layout" svg:width="11.287cm" svg:height="4.569cm" svg:x="0.409cm" svg:y="5.561cm">
          <text:p text:style-name="P2"><text:span text:style-name="T3">EXERCÍC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b67803134b_1_52:notes" draw:style-name="gr4" draw:layer="layout" svg:width="16.933cm" svg:height="9.524cm" svg:x="1.059cm" svg:y="1.905cm" draw:page-number="1" presentation:class="page"/>
          <draw:frame draw:name="Google Shape;52;gb67803134b_1_52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63;p14" draw:style-name="gr3" draw:text-style-name="P7" draw:layer="layout" svg:width="21.948cm" svg:height="1.185cm" svg:x="0.654cm" svg:y="0.654cm">
          <text:p text:style-name="P2"><text:span text:style-name="T4">1. Médicos possuem uma especialidade única - M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5" draw:text-style-name="P9" draw:layer="layout" svg:width="6.352cm" svg:height="3.571cm" svg:x="5.317cm" svg:y="3.708cm">
          <text:p text:style-name="P2"/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65;p14" draw:style-name="gr5" draw:text-style-name="P9" draw:layer="layout" svg:width="7.034cm" svg:height="2.617cm" svg:x="14.288cm" svg:y="3.84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5" draw:text-style-name="P9" draw:layer="layout" svg:width="7.034cm" svg:height="2.617cm" svg:x="9.748cm" svg:y="8.45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5" draw:text-style-name="P9" draw:layer="layout" svg:width="4.007cm" svg:height="1.607cm" svg:x="1.118cm" svg:y="8.507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8;p14" draw:style-name="gr5" draw:text-style-name="P9" draw:layer="layout" svg:width="4.007cm" svg:height="1.607cm" svg:x="0.832cm" svg:y="10.621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;p14" draw:style-name="gr5" draw:text-style-name="P9" draw:layer="layout" svg:width="4.007cm" svg:height="1.607cm" svg:x="0.832cm" svg:y="2.90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;p14" draw:style-name="gr5" draw:text-style-name="P9" draw:layer="layout" svg:width="4.007cm" svg:height="1.607cm" svg:x="0.547cm" svg:y="5.018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1;p14" draw:style-name="gr6" draw:text-style-name="P6" draw:layer="layout" svg:width="4.743cm" svg:height="0.027cm" draw:transform="rotate (-3.14159265358979) translate (23.91cm 9.5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2;p14" draw:style-name="gr6" draw:text-style-name="P6" draw:layer="layout" svg:width="4.525cm" svg:height="0.027cm" draw:transform="rotate (-3.14159265358979) translate (23.856cm 10.5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3;p14" draw:style-name="gr6" draw:text-style-name="P6" draw:layer="layout" svg:width="4.825cm" svg:height="0.027cm" draw:transform="rotate (-3.14159265358979) translate (24.074cm 11.31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4;p14" draw:style-name="gr6" draw:text-style-name="P6" draw:layer="layout" svg:width="4.743cm" svg:height="0.027cm" draw:transform="rotate (-3.14159265358979) translate (23.91cm 12.1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5;p14" draw:style-name="gr6" draw:text-style-name="P6" draw:layer="layout" svg:width="4.525cm" svg:height="0.027cm" draw:transform="rotate (-3.14159265358979) translate (23.856cm 13.09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6;p14" draw:style-name="gr6" draw:text-style-name="P6" draw:layer="layout" svg:width="4.825cm" svg:height="0.027cm" draw:transform="rotate (-3.14159265358979) translate (24.074cm 13.855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60;p:notes" draw:style-name="gr4" draw:layer="layout" svg:width="16.933cm" svg:height="9.524cm" svg:x="1.059cm" svg:y="1.905cm" draw:page-number="2" presentation:class="page"/>
          <draw:frame draw:name="Google Shape;61;p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81;p15" draw:style-name="gr3" draw:text-style-name="P7" draw:layer="layout" svg:width="21.948cm" svg:height="1.185cm" svg:x="0.654cm" svg:y="0.654cm">
          <text:p text:style-name="P2"><text:span text:style-name="T4">1. Médicos possuem uma especialidade única - Tabel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5" draw:style-name="standard" draw:layer="layout" svg:width="2.711cm" svg:height="5.075cm" svg:x="2.646cm" svg:y="5.556cm">
          <table:table>
            <table:table-column table:style-name="co1"/>
            <table:table-column table:style-name="co1"/>
            <table:table-row table:style-name="ro1">
              <table:table-cell table:style-name="ce1" table:number-columns-spanned="2"/>
              <table:covered-table-cell table:style-name="standard"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Google Shape;83;p15" draw:style-name="standard" draw:layer="layout" svg:width="2.711cm" svg:height="5.075cm" svg:x="6.832cm" svg:y="5.556cm">
          <table:table>
            <table:table-column table:style-name="co1"/>
            <table:table-column table:style-name="co1"/>
            <table:table-row table:style-name="ro1">
              <table:table-cell table:style-name="ce1" table:number-columns-spanned="2"/>
              <table:covered-table-cell table:style-name="standard"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name="Google Shape;84;p15" draw:style-name="gr6" draw:text-style-name="P6" draw:layer="layout" svg:width="4.743cm" svg:height="0.027cm" draw:transform="rotate (-3.14159265358979) translate (16.658cm 7.498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78;gb67803134b_1_105:notes" draw:style-name="gr4" draw:layer="layout" svg:width="16.932cm" svg:height="9.524cm" svg:x="1.059cm" svg:y="1.905cm" draw:page-number="3" presentation:class="page"/>
          <draw:frame draw:name="Google Shape;79;gb67803134b_1_105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89;p16" draw:style-name="gr3" draw:text-style-name="P7" draw:layer="layout" svg:width="21.948cm" svg:height="1.185cm" svg:x="0.654cm" svg:y="0.654cm">
          <text:p text:style-name="P2"><text:span text:style-name="T4">2. Médicos podem ter mais de uma especialidade - M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6" draw:style-name="gr7" draw:text-style-name="P9" draw:layer="layout" svg:width="6.352cm" svg:height="3.571cm" svg:x="9.048cm" svg:y="4cm">
          <text:p text:style-name="P10">Possuem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91;p16" draw:style-name="gr7" draw:text-style-name="P9" draw:layer="layout" svg:width="7.034cm" svg:height="2.617cm" svg:x="17.161cm" svg:y="4.393cm">
          <text:p text:style-name="P11">Especialidade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6" draw:style-name="gr8" draw:text-style-name="P12" draw:layer="layout" svg:width="6.234cm" svg:height="2.617cm" svg:x="0.566cm" svg:y="4.8cm">
          <text:p text:style-name="P11">Médicas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6" draw:style-name="gr7" draw:text-style-name="P9" draw:layer="layout" svg:width="4.007cm" svg:height="1.607cm" svg:x="15.2cm" svg:y="8.4cm">
          <text:p text:style-name="P11">Nome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4;p16" draw:style-name="gr7" draw:text-style-name="P9" draw:layer="layout" svg:width="4.007cm" svg:height="1.607cm" svg:x="0cm" svg:y="8.8cm">
          <text:p text:style-name="P11">CPF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5;p16" draw:style-name="gr7" draw:text-style-name="P9" draw:layer="layout" svg:width="4.007cm" svg:height="1.607cm" svg:x="20.393cm" svg:y="8.193cm">
          <text:p text:style-name="P11">ID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6;p16" draw:style-name="gr7" draw:text-style-name="P9" draw:layer="layout" svg:width="4.007cm" svg:height="1.607cm" svg:x="4.793cm" svg:y="8.793cm">
          <text:p text:style-name="P11">CRM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7;p16" draw:style-name="gr9" draw:text-style-name="P6" draw:layer="layout" svg:width="2.248cm" svg:height="0.001cm" draw:transform="rotate (-3.14159265358979) translate (9.048cm 5.80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8;p16" draw:style-name="gr10" draw:text-style-name="P6" draw:layer="layout" svg:width="1.961cm" svg:height="0.027cm" draw:transform="rotate (-3.14159265358979) translate (17.16cm 5.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9;p16" draw:style-name="gr11" draw:text-style-name="P6" draw:layer="layout" svg:width="1.225cm" svg:height="1.376cm" draw:transform="rotate (-3.14159265358979) translate (3.399cm 8.7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0;p16" draw:style-name="gr12" draw:text-style-name="P6" draw:layer="layout" svg:width="2.2cm" svg:height="1.349cm" draw:transform="rotate (-3.14159265358979) translate (6.4cm 8.791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oogle Shape;101;p16" draw:style-name="gr13" draw:text-style-name="P6" draw:layer="layout" svg:width="1cm" svg:height="1.363cm" draw:transform="rotate (-3.14159265358979) translate (17.4cm 8.39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102;p16" draw:style-name="gr14" draw:text-style-name="P6" draw:layer="layout" svg:width="2.2cm" svg:height="1.183cm" draw:transform="rotate (-3.14159265358979) translate (23.2cm 8.192cm)">
          <text:p/>
          <draw:enhanced-geometry draw:mirror-horizontal="true" draw:mirror-vertical="true" svg:viewBox="0 0 21600 21600" draw:type="mso-spt32" draw:enhanced-path="M 0 0 L 21600 21600 N"/>
        </draw:custom-shape>
        <draw:frame draw:style-name="gr15" draw:text-style-name="P13" draw:layer="layout" svg:width="0.959cm" svg:height="0.962cm" svg:x="7.2cm" svg:y="4.8cm">
          <draw:text-box>
            <text:p>N</text:p>
          </draw:text-box>
        </draw:frame>
        <draw:frame draw:style-name="gr15" draw:text-style-name="P13" draw:layer="layout" svg:width="0.853cm" svg:height="0.962cm" svg:x="15.8cm" svg:y="4.6cm">
          <draw:text-box>
            <text:p>1</text:p>
          </draw:text-box>
        </draw:frame>
        <presentation:notes draw:style-name="dp2">
          <draw:page-thumbnail draw:name="Google Shape;86;gb67803134b_1_18:notes" draw:style-name="gr4" draw:layer="layout" svg:width="16.932cm" svg:height="9.524cm" svg:x="1.059cm" svg:y="1.905cm" draw:page-number="4" presentation:class="page"/>
          <draw:frame draw:name="Google Shape;87;gb67803134b_1_18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ustom-shape draw:name="Google Shape;107;p17" draw:style-name="gr3" draw:text-style-name="P7" draw:layer="layout" svg:width="21.948cm" svg:height="1.185cm" svg:x="0.654cm" svg:y="0.654cm">
          <text:p text:style-name="P2"><text:span text:style-name="T4">2. Médicos podem ter mais de uma especialidade - Tabel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17" draw:style-name="standard" draw:layer="layout" svg:width="4.756cm" svg:height="7.243cm" svg:x="0.6cm" svg:y="5.556cm">
          <table:table>
            <table:table-column table:style-name="co2"/>
            <table:table-column table:style-name="co3"/>
            <table:table-row table:style-name="ro2">
              <table:table-cell table:style-name="ce1" table:number-columns-spanned="2">
                <text:p>Médica</text:p>
              </table:table-cell>
              <table:covered-table-cell table:style-name="standard"/>
            </table:table-row>
            <table:table-row table:style-name="ro2" table:default-cell-style-name="ce1">
              <table:table-cell>
                <text:p>CPF</text:p>
              </table:table-cell>
              <table:table-cell>
                <text:p>CRM</text:p>
              </table:table-cell>
            </table:table-row>
            <table:table-row table:style-name="ro2" table:default-cell-style-name="ce1">
              <table:table-cell>
                <text:p>Gabi</text:p>
              </table:table-cell>
              <table:table-cell>
                <text:p>25264</text:p>
              </table:table-cell>
            </table:table-row>
            <table:table-row table:style-name="ro2" table:default-cell-style-name="ce1">
              <table:table-cell>
                <text:p>Sofia</text:p>
              </table:table-cell>
              <table:table-cell>
                <text:p>36359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oogle Shape;109;p17" draw:style-name="standard" draw:layer="layout" svg:width="4.804cm" svg:height="7.605cm" svg:x="8.795cm" svg:y="5.503cm">
          <table:table>
            <table:table-column table:style-name="co4"/>
            <table:table-column table:style-name="co5"/>
            <table:table-row table:style-name="ro3">
              <table:table-cell table:style-name="ce1" table:number-columns-spanned="2">
                <text:p>Especialidade</text:p>
              </table:table-cell>
              <table:covered-table-cell table:style-name="standard"/>
            </table:table-row>
            <table:table-row table:style-name="ro3" table:default-cell-style-name="ce1">
              <table:table-cell>
                <text:p>Tipo</text:p>
              </table:table-cell>
              <table:table-cell>
                <text:p>ID</text:p>
              </table:table-cell>
            </table:table-row>
            <table:table-row table:style-name="ro3" table:default-cell-style-name="ce1">
              <table:table-cell>
                <text:p>Pediatra</text:p>
              </table:table-cell>
              <table:table-cell>
                <text:p>01</text:p>
              </table:table-cell>
            </table:table-row>
            <table:table-row table:style-name="ro4" table:default-cell-style-name="ce1">
              <table:table-cell>
                <text:p>Psicologia</text:p>
              </table:table-cell>
              <table:table-cell>
                <text:p>02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Google Shape;110;p17" draw:style-name="gr16" draw:text-style-name="P6" draw:layer="layout" svg:width="3.438cm" svg:height="0.027cm" draw:transform="rotate (-3.14159265358979) translate (8.795cm 8.027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04;gb67803134b_1_122:notes" draw:style-name="gr4" draw:layer="layout" svg:width="16.932cm" svg:height="9.524cm" svg:x="1.059cm" svg:y="1.905cm" draw:page-number="5" presentation:class="page"/>
          <draw:frame draw:name="Google Shape;105;gb67803134b_1_122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custom-shape draw:name="Google Shape;115;p18" draw:style-name="gr3" draw:text-style-name="P7" draw:layer="layout" svg:width="21.948cm" svg:height="1.861cm" svg:x="0.654cm" svg:y="0.654cm">
          <text:p text:style-name="P2"><text:span text:style-name="T4">3. Usuários podem ter um endereço, podem fazer mais de um pedido e cada pedido pode ter mais de um produto - M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8" draw:style-name="gr7" draw:text-style-name="P9" draw:layer="layout" svg:width="6.352cm" svg:height="3.571cm" svg:x="9.4cm" svg:y="3.629cm">
          <text:p text:style-name="P11">Possuem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117;p18" draw:style-name="gr7" draw:text-style-name="P9" draw:layer="layout" svg:width="7.034cm" svg:height="2.617cm" svg:x="17.6cm" svg:y="4.183cm">
          <text:p text:style-name="P11">Endereço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8" draw:style-name="gr7" draw:text-style-name="P9" draw:layer="layout" svg:width="7.034cm" svg:height="2.617cm" svg:x="0.566cm" svg:y="4.383cm">
          <text:p text:style-name="P11">Usuárias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8" draw:style-name="gr7" draw:text-style-name="P9" draw:layer="layout" svg:width="4.007cm" svg:height="1.607cm" svg:x="6.593cm" svg:y="10.793cm">
          <text:p text:style-name="P10">Prod. 1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0;p18" draw:style-name="gr17" draw:text-style-name="P9" draw:layer="layout" svg:width="2.8cm" svg:height="1.807cm" svg:x="2.6cm" svg:y="10.8cm">
          <text:p text:style-name="P10">Prod. 2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1;p18" draw:style-name="gr7" draw:text-style-name="P9" draw:layer="layout" svg:width="4.007cm" svg:height="1.607cm" svg:x="9.8cm" svg:y="9.4cm">
          <text:p text:style-name="P10">Prod. 2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2;p18" draw:style-name="gr18" draw:text-style-name="P9" draw:layer="layout" svg:width="2.846cm" svg:height="1.768cm" svg:x="-0.246cm" svg:y="11.4cm">
          <text:p text:style-name="P10">Prod. 1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3;p18" draw:style-name="gr19" draw:text-style-name="P6" draw:layer="layout" svg:width="2.2cm" svg:height="0.027cm" draw:transform="rotate (-3.14159265358979) translate (9.8cm 5.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4;p18" draw:style-name="gr19" draw:text-style-name="P6" draw:layer="layout" svg:width="2.2cm" svg:height="0.027cm" draw:transform="rotate (-3.14159265358979) translate (17.6cm 5.42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5;p18" draw:style-name="gr20" draw:text-style-name="P6" draw:layer="layout" svg:width="1.8cm" svg:height="1cm" draw:transform="rotate (-3.14159265358979) translate (7cm 8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oogle Shape;126;p18" draw:style-name="gr21" draw:text-style-name="P6" draw:layer="layout" svg:width="1.4cm" svg:height="0.783cm" draw:transform="rotate (-3.14159265358979) translate (3.4cm 7.981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127;p18" draw:style-name="gr22" draw:text-style-name="P6" draw:layer="layout" svg:width="1.4cm" svg:height="1cm" draw:transform="rotate (-3.14159265358979) translate (10.2cm 9.8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oogle Shape;129;p18" draw:style-name="gr23" draw:text-style-name="P12" draw:layer="layout" svg:width="4.034cm" svg:height="2.017cm" svg:x="0.2cm" svg:y="7.983cm">
          <text:p text:style-name="P11">Pedido 1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8" draw:style-name="gr24" draw:text-style-name="P9" draw:layer="layout" svg:width="3.834cm" svg:height="2.017cm" svg:x="4.966cm" svg:y="8cm">
          <text:p text:style-name="P11">Pedido 2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8_0" draw:style-name="gr25" draw:text-style-name="P6" draw:layer="layout" svg:width="0.925cm" svg:height="1.4cm" draw:transform="rotate (-3.14159265358979) translate (1.599cm 11.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7;p18_1" draw:style-name="gr25" draw:text-style-name="P6" draw:layer="layout" svg:width="0.925cm" svg:height="1.4cm" draw:transform="rotate (1.9378390684893) translate (5.649cm 11.39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7;p18_2" draw:style-name="gr22" draw:text-style-name="P6" draw:layer="layout" svg:width="1.4cm" svg:height="1cm" draw:transform="rotate (-3.14159265358979) translate (3.8cm 11cm)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name="Google Shape;112;gb67803134b_1_35:notes" draw:style-name="gr4" draw:layer="layout" svg:width="16.932cm" svg:height="9.524cm" svg:x="1.059cm" svg:y="1.905cm" draw:page-number="6" presentation:class="page"/>
          <draw:frame draw:name="Google Shape;113;gb67803134b_1_35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Google Shape;135;p19" draw:style-name="gr3" draw:text-style-name="P7" draw:layer="layout" svg:width="21.948cm" svg:height="1.861cm" svg:x="0.654cm" svg:y="0.654cm">
          <text:p text:style-name="P2"><text:span text:style-name="T4">3. Usuários podem ter um endereço, podem fazer mais de um pedido e cada pedido pode ter mais de um produto - Tabel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;p19" draw:style-name="standard" draw:layer="layout" svg:width="4.3cm" svg:height="7.21cm" svg:x="0.499cm" svg:y="4.2cm">
          <table:table>
            <table:table-column table:style-name="co6"/>
            <table:table-column table:style-name="co7"/>
            <table:table-row table:style-name="ro5">
              <table:table-cell table:style-name="ce1" table:number-columns-spanned="2">
                <text:p>Usuárias</text:p>
              </table:table-cell>
              <table:covered-table-cell table:style-name="standard"/>
            </table:table-row>
            <table:table-row table:style-name="ro6">
              <table:table-cell table:style-name="ce2">
                <text:p text:style-name="P14"><text:span text:style-name="T5">Nome:</text:span></text:p>
              </table:table-cell>
              <table:table-cell table:style-name="ce1">
                <text:p>Cód:</text:p>
              </table:table-cell>
            </table:table-row>
            <table:table-row table:style-name="ro5" table:default-cell-style-name="ce1">
              <table:table-cell>
                <text:p>Ana</text:p>
              </table:table-cell>
              <table:table-cell>
                <text:p>02</text:p>
              </table:table-cell>
            </table:table-row>
            <table:table-row table:style-name="ro7" table:default-cell-style-name="ce1">
              <table:table-cell>
                <text:p text:style-name="P15">Bea</text:p>
              </table:table-cell>
              <table:table-cell>
                <text:p>03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oogle Shape;137;p19" draw:style-name="standard" draw:layer="layout" svg:width="3.999cm" svg:height="6.198cm" svg:x="5.524cm" svg:y="4.692cm">
          <table:table>
            <table:table-column table:style-name="co8"/>
            <table:table-column table:style-name="co9"/>
            <table:table-row table:style-name="ro8">
              <table:table-cell table:style-name="ce1" table:number-columns-spanned="2">
                <text:p>Endereço</text:p>
              </table:table-cell>
              <table:covered-table-cell table:style-name="standard"/>
            </table:table-row>
            <table:table-row table:style-name="ro8" table:default-cell-style-name="ce1">
              <table:table-cell>
                <text:p>01</text:p>
              </table:table-cell>
              <table:table-cell/>
            </table:table-row>
            <table:table-row table:style-name="ro8" table:default-cell-style-name="ce1">
              <table:table-cell>
                <text:p>02</text:p>
              </table:table-cell>
              <table:table-cell/>
            </table:table-row>
            <table:table-row table:style-name="ro9" table:default-cell-style-name="ce1">
              <table:table-cell>
                <text:p>03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name="Google Shape;138;p19" draw:style-name="standard" draw:layer="layout" svg:width="2.711cm" svg:height="5.075cm" svg:x="10.268cm" svg:y="5.176cm">
          <table:table>
            <table:table-column table:style-name="co1"/>
            <table:table-column table:style-name="co1"/>
            <table:table-row table:style-name="ro1">
              <table:table-cell table:style-name="ce1" table:number-columns-spanned="2"/>
              <table:covered-table-cell table:style-name="standard"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name="Google Shape;139;p19" draw:style-name="standard" draw:layer="layout" svg:width="2.711cm" svg:height="5.075cm" svg:x="15.506cm" svg:y="5.222cm">
          <table:table>
            <table:table-column table:style-name="co1"/>
            <table:table-column table:style-name="co1"/>
            <table:table-row table:style-name="ro1">
              <table:table-cell table:style-name="ce1" table:number-columns-spanned="2"/>
              <table:covered-table-cell table:style-name="standard"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name="Google Shape;140;p19" draw:style-name="standard" draw:layer="layout" svg:width="2.711cm" svg:height="5.075cm" svg:x="20.287cm" svg:y="5.086cm">
          <table:table>
            <table:table-column table:style-name="co1"/>
            <table:table-column table:style-name="co1"/>
            <table:table-row table:style-name="ro1">
              <table:table-cell table:style-name="ce1" table:number-columns-spanned="2"/>
              <table:covered-table-cell table:style-name="standard"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custom-shape draw:name="Google Shape;141;p19" draw:style-name="gr6" draw:text-style-name="P6" draw:layer="layout" svg:width="4.743cm" svg:height="0.027cm" draw:transform="rotate (-3.14159265358979) translate (21.075cm 4.29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2;p19" draw:style-name="gr6" draw:text-style-name="P6" draw:layer="layout" svg:width="4.743cm" svg:height="0.027cm" draw:transform="rotate (-3.14159265358979) translate (21.142cm 3.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3;p19" draw:style-name="gr6" draw:text-style-name="P6" draw:layer="layout" svg:width="4.743cm" svg:height="0.027cm" draw:transform="rotate (-3.14159265358979) translate (14.742cm 4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32;gb67803134b_1_139:notes" draw:style-name="gr4" draw:layer="layout" svg:width="16.932cm" svg:height="9.524cm" svg:x="1.059cm" svg:y="1.905cm" draw:page-number="7" presentation:class="page"/>
          <draw:frame draw:name="Google Shape;133;gb67803134b_1_139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" presentation:presentation-page-layout-name="AL1T0">
        <draw:custom-shape draw:name="Google Shape;148;p20" draw:style-name="gr26" draw:text-style-name="P7" draw:layer="layout" svg:width="20.833cm" svg:height="3.774cm" svg:x="1.396cm" svg:y="2.018cm">
          <text:p text:style-name="P2"><text:span text:style-name="T6">Ficou <text:s/>com dúvida?</text:span></text:p>
          <text:p text:style-name="P2"><text:span text:style-name="T6">Me chama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0" draw:style-name="gr27" draw:text-style-name="P7" draw:layer="layout" svg:width="12.764cm" svg:height="1.785cm" svg:x="1.27cm" svg:y="5.792cm">
          <text:p text:style-name="P2"><text:span text:style-name="T7">DESSA FRE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0" draw:style-name="gr28" draw:text-style-name="P6" draw:layer="layout" svg:width="13.611cm" svg:height="0.027cm" draw:transform="rotate (-3.14159265358979) translate (13.823cm 7.37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1;p20" draw:style-name="gr29" draw:text-style-name="P7" draw:layer="layout" svg:width="6.864cm" svg:height="1.111cm" svg:x="12.847cm" svg:y="11.69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0" draw:style-name="gr27" draw:text-style-name="P7" draw:layer="layout" svg:width="23.695cm" svg:height="6.039cm" svg:x="1.117cm" svg:y="7.47cm">
          <text:list text:style-name="L7">
            <text:list-item>
              <text:p text:style-name="P16"><text:span text:style-name="T8">Instagram: </text:span><text:span text:style-name="T9">@dessafreires</text:span></text:p>
            </text:list-item>
            <text:list-item>
              <text:p text:style-name="P16"><text:span text:style-name="T8">Linkedin: </text:span><text:span text:style-name="T10"><text:a xlink:href="https://www.linkedin.com/in/andressafreires/" xlink:type="simple">https://www.linkedin.com/in/andressafreires/</text:a></text:span></text:p>
            </text:list-item>
            <text:list-item>
              <text:p text:style-name="P16"><text:span text:style-name="T8">Whatsapp: <text:s/>11943826870</text:span></text:p>
            </text:list-item>
            <text:list-item>
              <text:p text:style-name="P16"><text:span text:style-name="T10"><text:a xlink:href="mailto:andressafreiresoliveira@gmail.com" xlink:type="simple">andressafreiresoliveira@gmail.com</text:a></text:span><text:span text:style-name="T8"><text:s/></text:span></text:p>
            </text:list-item>
          </text:list>
          <text:p text:style-name="P17"><text:span text:style-name="T8"/></text:p>
          <text:p text:style-name="P17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5;gb67803134b_1_172:notes" draw:style-name="gr4" draw:layer="layout" svg:width="16.932cm" svg:height="9.524cm" svg:x="1.059cm" svg:y="1.905cm" draw:page-number="8" presentation:class="page"/>
          <draw:frame draw:name="Google Shape;146;gb67803134b_1_172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Montserrat" svg:font-family="Montserrat"/>
    <style:font-face style:name="Montserrat Black1" svg:font-family="'Montserrat Black'"/>
    <style:font-face style:name="Liberation Mono" svg:font-family="'Liberation Mono', 'DejaVu Sans Mono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Montserrat Black" svg:font-family="'Montserrat Black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IG_5f_NUMBER-background" style:display-name="BIG_NUMBER-background" style:family="presentation">
      <style:graphic-properties draw:stroke="none" draw:fill="solid" draw:fill-color="#ffffff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IG_5f_NUMBER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IG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IG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0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20pt" fo:letter-spacing="normal" fo:font-style="normal" style:text-underline-style="none" fo:font-weight="normal" style:font-name-asian="Arial1" style:font-size-asian="120pt" style:font-style-asian="normal" style:font-weight-asian="normal" style:font-name-complex="Arial1" style:font-size-complex="120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language="pt" fo:country="BR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BIG_5f_NUMBER" style:display-name="BIG_NUMBER" style:page-layout-name="PM1" draw:style-name="Mdp1">
      <draw:frame draw:name="Google Shape;45;p11" presentation:style-name="Mpr1" draw:text-style-name="MP6" draw:layer="backgroundobjects" svg:width="23.667cm" svg:height="5.453cm" svg:x="0.866cm" svg:y="3.073cm" presentation:class="title" presentation:user-transformed="true">
        <draw:text-box>
          <text:p text:style-name="MP5"><text:span text:style-name="MT1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presentation:notes style:page-layout-name="PM2">
        <draw:page-thumbnail presentation:style-name="BIG_5f_NUMBER-title" draw:layer="backgroundobjects" svg:width="19.798cm" svg:height="11.136cm" svg:x="0.6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5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9T01:09:11.014054970</dc:date>
    <meta:editing-duration>PT13M7S</meta:editing-duration>
    <meta:editing-cycles>1</meta:editing-cycles>
    <meta:document-statistic meta:object-count="119"/>
    <meta:generator>LibreOffice/6.4.7.2$Linux_X86_64 LibreOffice_project/40$Build-2</meta:generator>
  </office:meta>
</office:document-meta>
</file>